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0e0e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9daf8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d0e0e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c9daf8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" table:default-cell-style-name="ce1"/>
        <table:table-column table:style-name="co1" table:number-columns-repeated="231" table:default-cell-style-name="Default"/>
        <table:table-row table:style-name="ro1">
          <table:table-cell table:style-name="Default" table:number-columns-repeated="25"/>
          <table:table-cell table:number-columns-repeated="231"/>
        </table:table-row>
        <table:table-row table:style-name="ro2">
          <table:table-cell/>
          <table:table-cell table:style-name="ce2" table:number-columns-repeated="6"/>
          <table:table-cell table:style-name="ce8" office:value-type="string">
            <text:p>1K</text:p>
          </table:table-cell>
          <table:table-cell table:style-name="ce2" table:number-columns-repeated="8"/>
          <table:table-cell table:number-columns-repeated="240"/>
        </table:table-row>
        <table:table-row table:style-name="ro3">
          <table:table-cell/>
          <table:table-cell table:style-name="ce3"/>
          <table:table-cell table:style-name="ce5" office:value-type="string">
            <text:p>R1</text:p>
          </table:table-cell>
          <table:table-cell table:style-name="ce3" table:number-columns-repeated="4"/>
          <table:table-cell table:style-name="ce5" office:value-type="string">
            <text:p>R2</text:p>
          </table:table-cell>
          <table:table-cell table:style-name="ce3" table:number-columns-repeated="4"/>
          <table:table-cell table:style-name="ce5" office:value-type="string">
            <text:p>R3</text:p>
          </table:table-cell>
          <table:table-cell table:style-name="ce3" table:number-columns-repeated="3"/>
          <table:table-cell table:number-columns-repeated="240"/>
        </table:table-row>
        <table:table-row table:style-name="ro3">
          <table:table-cell/>
          <table:table-cell table:style-name="ce4" office:value-type="string">
            <text:p>R1.0</text:p>
          </table:table-cell>
          <table:table-cell table:style-name="ce4" office:value-type="string">
            <text:p>R1.1</text:p>
          </table:table-cell>
          <table:table-cell table:style-name="ce4" office:value-type="string">
            <text:p>R1.2</text:p>
          </table:table-cell>
          <table:table-cell table:style-name="ce6" office:value-type="string">
            <text:p>AVG (sec)</text:p>
          </table:table-cell>
          <table:table-cell table:style-name="ce6" office:value-type="string">
            <text:p>AVG (min)</text:p>
          </table:table-cell>
          <table:table-cell table:style-name="ce4" office:value-type="string">
            <text:p>R2.0</text:p>
          </table:table-cell>
          <table:table-cell table:style-name="ce4" office:value-type="string">
            <text:p>R2.1</text:p>
          </table:table-cell>
          <table:table-cell table:style-name="ce4" office:value-type="string">
            <text:p>R2.2</text:p>
          </table:table-cell>
          <table:table-cell table:style-name="ce6" office:value-type="string">
            <text:p>AVG <text:s/>(sec)</text:p>
          </table:table-cell>
          <table:table-cell table:style-name="ce6" office:value-type="string">
            <text:p>AVG (min)</text:p>
          </table:table-cell>
          <table:table-cell table:style-name="ce4" office:value-type="string">
            <text:p>R3.0</text:p>
          </table:table-cell>
          <table:table-cell table:style-name="ce4" office:value-type="string">
            <text:p>R3.1</text:p>
          </table:table-cell>
          <table:table-cell table:style-name="ce4" office:value-type="string">
            <text:p>R3.2</text:p>
          </table:table-cell>
          <table:table-cell table:style-name="ce6" office:value-type="string">
            <text:p>AVG <text:s/>(sec)</text:p>
          </table:table-cell>
          <table:table-cell table:style-name="ce6" office:value-type="string">
            <text:p>AVG (min)</text:p>
          </table:table-cell>
          <table:table-cell table:number-columns-repeated="240"/>
        </table:table-row>
        <table:table-row table:style-name="ro3">
          <table:table-cell office:value-type="string">
            <text:p>FSS</text:p>
          </table:table-cell>
          <table:table-cell office:value-type="float" office:value="12.356">
            <text:p>12.356</text:p>
          </table:table-cell>
          <table:table-cell office:value-type="float" office:value="12.224">
            <text:p>12.224</text:p>
          </table:table-cell>
          <table:table-cell office:value-type="float" office:value="12.316">
            <text:p>12.316</text:p>
          </table:table-cell>
          <table:table-cell table:formula="of:=AVERAGE([.B5:.D5])" office:value-type="float" office:value="12.2986666666667">
            <text:p>12.2986666667</text:p>
          </table:table-cell>
          <table:table-cell office:value-type="string">
            <text:p>0m12.3</text:p>
          </table:table-cell>
          <table:table-cell office:value-type="float" office:value="12.551">
            <text:p>12.551</text:p>
          </table:table-cell>
          <table:table-cell office:value-type="float" office:value="12.382">
            <text:p>12.382</text:p>
          </table:table-cell>
          <table:table-cell office:value-type="float" office:value="12.349">
            <text:p>12.349</text:p>
          </table:table-cell>
          <table:table-cell table:formula="of:=AVERAGE([.G5:.I5])" office:value-type="float" office:value="12.4273333333333">
            <text:p>12.4273333333</text:p>
          </table:table-cell>
          <table:table-cell office:value-type="string">
            <text:p>0m12.43</text:p>
          </table:table-cell>
          <table:table-cell office:value-type="float" office:value="12.703">
            <text:p>12.703</text:p>
          </table:table-cell>
          <table:table-cell office:value-type="float" office:value="12.601">
            <text:p>12.601</text:p>
          </table:table-cell>
          <table:table-cell office:value-type="float" office:value="12.312">
            <text:p>12.312</text:p>
          </table:table-cell>
          <table:table-cell table:formula="of:=AVERAGE([.L5:.N5])" office:value-type="float" office:value="12.5386666666667">
            <text:p>12.5386666667</text:p>
          </table:table-cell>
          <table:table-cell office:value-type="string">
            <text:p>0m12.54</text:p>
          </table:table-cell>
          <table:table-cell table:number-columns-repeated="240"/>
        </table:table-row>
        <table:table-row table:style-name="ro3">
          <table:table-cell office:value-type="string">
            <text:p>SML</text:p>
          </table:table-cell>
          <table:table-cell office:value-type="float" office:value="9.169">
            <text:p>9.169</text:p>
          </table:table-cell>
          <table:table-cell office:value-type="float" office:value="9.235">
            <text:p>9.235</text:p>
          </table:table-cell>
          <table:table-cell office:value-type="float" office:value="9.276">
            <text:p>9.276</text:p>
          </table:table-cell>
          <table:table-cell table:formula="of:=AVERAGE([.B6:.D6])" office:value-type="float" office:value="9.22666666666667">
            <text:p>9.2266666667</text:p>
          </table:table-cell>
          <table:table-cell table:style-name="ce7" office:value-type="string">
            <text:p>0m9.23</text:p>
          </table:table-cell>
          <table:table-cell office:value-type="float" office:value="9.321">
            <text:p>9.321</text:p>
          </table:table-cell>
          <table:table-cell office:value-type="float" office:value="9.285">
            <text:p>9.285</text:p>
          </table:table-cell>
          <table:table-cell office:value-type="float" office:value="9.375">
            <text:p>9.375</text:p>
          </table:table-cell>
          <table:table-cell table:formula="of:=AVERAGE([.G6:.I6])" office:value-type="float" office:value="9.327">
            <text:p>9.327</text:p>
          </table:table-cell>
          <table:table-cell table:style-name="ce7" office:value-type="string">
            <text:p>0m9.33</text:p>
          </table:table-cell>
          <table:table-cell office:value-type="float" office:value="9.356">
            <text:p>9.356</text:p>
          </table:table-cell>
          <table:table-cell office:value-type="float" office:value="9.434">
            <text:p>9.434</text:p>
          </table:table-cell>
          <table:table-cell office:value-type="float" office:value="9.236">
            <text:p>9.236</text:p>
          </table:table-cell>
          <table:table-cell table:formula="of:=AVERAGE([.L6:.N6])" office:value-type="float" office:value="9.342">
            <text:p>9.342</text:p>
          </table:table-cell>
          <table:table-cell table:style-name="ce7" office:value-type="string">
            <text:p>0m9.34</text:p>
          </table:table-cell>
          <table:table-cell table:number-columns-repeated="240"/>
        </table:table-row>
        <table:table-row table:style-name="ro3">
          <table:table-cell office:value-type="string">
            <text:p>SML Par</text:p>
          </table:table-cell>
          <table:table-cell office:value-type="float" office:value="9.169">
            <text:p>9.169</text:p>
          </table:table-cell>
          <table:table-cell office:value-type="float" office:value="9.137">
            <text:p>9.137</text:p>
          </table:table-cell>
          <table:table-cell office:value-type="float" office:value="9.354">
            <text:p>9.354</text:p>
          </table:table-cell>
          <table:table-cell table:formula="of:=AVERAGE([.B7:.D7])" office:value-type="float" office:value="9.22">
            <text:p>9.22</text:p>
          </table:table-cell>
          <table:table-cell table:style-name="ce7" office:value-type="string">
            <text:p>0m9.22</text:p>
          </table:table-cell>
          <table:table-cell office:value-type="float" office:value="9.244">
            <text:p>9.244</text:p>
          </table:table-cell>
          <table:table-cell office:value-type="float" office:value="9.201">
            <text:p>9.201</text:p>
          </table:table-cell>
          <table:table-cell office:value-type="float" office:value="9.5">
            <text:p>9.5</text:p>
          </table:table-cell>
          <table:table-cell table:formula="of:=AVERAGE([.G7:.I7])" office:value-type="float" office:value="9.315">
            <text:p>9.315</text:p>
          </table:table-cell>
          <table:table-cell table:style-name="ce7" office:value-type="string">
            <text:p>0m9.31</text:p>
          </table:table-cell>
          <table:table-cell office:value-type="float" office:value="9.364">
            <text:p>9.364</text:p>
          </table:table-cell>
          <table:table-cell office:value-type="float" office:value="9.632">
            <text:p>9.632</text:p>
          </table:table-cell>
          <table:table-cell office:value-type="float" office:value="9.453">
            <text:p>9.453</text:p>
          </table:table-cell>
          <table:table-cell table:formula="of:=AVERAGE([.L7:.N7])" office:value-type="float" office:value="9.483">
            <text:p>9.483</text:p>
          </table:table-cell>
          <table:table-cell table:style-name="ce7" office:value-type="string">
            <text:p>0m9.48</text:p>
          </table:table-cell>
          <table:table-cell table:number-columns-repeated="240"/>
        </table:table-row>
        <table:table-row table:style-name="ro3">
          <table:table-cell office:value-type="string">
            <text:p>GOSIM</text:p>
          </table:table-cell>
          <table:table-cell office:value-type="float" office:value="50.019">
            <text:p>50.019</text:p>
          </table:table-cell>
          <table:table-cell office:value-type="float" office:value="49.253">
            <text:p>49.253</text:p>
          </table:table-cell>
          <table:table-cell office:value-type="float" office:value="49.104">
            <text:p>49.104</text:p>
          </table:table-cell>
          <table:table-cell table:formula="of:=AVERAGE([.B8:.D8])" office:value-type="float" office:value="49.4586666666667">
            <text:p>49.4586666667</text:p>
          </table:table-cell>
          <table:table-cell office:value-type="string">
            <text:p>0m49.46</text:p>
          </table:table-cell>
          <table:table-cell office:value-type="float" office:value="49.883">
            <text:p>49.883</text:p>
          </table:table-cell>
          <table:table-cell office:value-type="float" office:value="49.019">
            <text:p>49.019</text:p>
          </table:table-cell>
          <table:table-cell office:value-type="float" office:value="49.494">
            <text:p>49.494</text:p>
          </table:table-cell>
          <table:table-cell table:formula="of:=AVERAGE([.G8:.I8])" office:value-type="float" office:value="49.4653333333333">
            <text:p>49.4653333333</text:p>
          </table:table-cell>
          <table:table-cell office:value-type="string">
            <text:p>0m.49.46</text:p>
          </table:table-cell>
          <table:table-cell office:value-type="float" office:value="49.372">
            <text:p>49.372</text:p>
          </table:table-cell>
          <table:table-cell office:value-type="float" office:value="48.948">
            <text:p>48.948</text:p>
          </table:table-cell>
          <table:table-cell office:value-type="float" office:value="49.091">
            <text:p>49.091</text:p>
          </table:table-cell>
          <table:table-cell table:formula="of:=AVERAGE([.L8:.N8])" office:value-type="float" office:value="49.137">
            <text:p>49.137</text:p>
          </table:table-cell>
          <table:table-cell office:value-type="string">
            <text:p>0m49.14</text:p>
          </table:table-cell>
          <table:table-cell table:number-columns-repeated="240"/>
        </table:table-row>
        <table:table-row table:style-name="ro3">
          <table:table-cell office:value-type="string">
            <text:p>GOSEMSIM</text:p>
          </table:table-cell>
          <table:table-cell office:value-type="float" office:value="95.081">
            <text:p>95.081</text:p>
          </table:table-cell>
          <table:table-cell office:value-type="float" office:value="95.478">
            <text:p>95.478</text:p>
          </table:table-cell>
          <table:table-cell office:value-type="float" office:value="93.515">
            <text:p>93.515</text:p>
          </table:table-cell>
          <table:table-cell table:formula="of:=AVERAGE([.B9:.D9])" office:value-type="float" office:value="94.6913333333333">
            <text:p>94.6913333333</text:p>
          </table:table-cell>
          <table:table-cell office:value-type="string">
            <text:p>1m34.69</text:p>
          </table:table-cell>
          <table:table-cell office:value-type="float" office:value="95.26">
            <text:p>95.26</text:p>
          </table:table-cell>
          <table:table-cell office:value-type="float" office:value="92.912">
            <text:p>92.912</text:p>
          </table:table-cell>
          <table:table-cell office:value-type="float" office:value="93.957">
            <text:p>93.957</text:p>
          </table:table-cell>
          <table:table-cell table:formula="of:=AVERAGE([.G9:.I9])" office:value-type="float" office:value="94.043">
            <text:p>94.043</text:p>
          </table:table-cell>
          <table:table-cell office:value-type="string">
            <text:p>1m34.04</text:p>
          </table:table-cell>
          <table:table-cell office:value-type="float" office:value="93.22">
            <text:p>93.22</text:p>
          </table:table-cell>
          <table:table-cell office:value-type="float" office:value="93.45">
            <text:p>93.45</text:p>
          </table:table-cell>
          <table:table-cell office:value-type="float" office:value="93.783">
            <text:p>93.783</text:p>
          </table:table-cell>
          <table:table-cell table:formula="of:=AVERAGE([.L9:.N9])" office:value-type="float" office:value="93.4843333333333">
            <text:p>93.4843333333</text:p>
          </table:table-cell>
          <table:table-cell office:value-type="string">
            <text:p>1m33.48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2" table:number-columns-repeated="6"/>
          <table:table-cell table:style-name="ce8" office:value-type="string">
            <text:p>10K</text:p>
          </table:table-cell>
          <table:table-cell table:style-name="ce2" table:number-columns-repeated="8"/>
          <table:table-cell table:number-columns-repeated="240"/>
        </table:table-row>
        <table:table-row table:style-name="ro3">
          <table:table-cell/>
          <table:table-cell table:style-name="ce3"/>
          <table:table-cell table:style-name="ce5" office:value-type="string">
            <text:p>R1</text:p>
          </table:table-cell>
          <table:table-cell table:style-name="ce3" table:number-columns-repeated="4"/>
          <table:table-cell table:style-name="ce5" office:value-type="string">
            <text:p>R2</text:p>
          </table:table-cell>
          <table:table-cell table:style-name="ce3" table:number-columns-repeated="4"/>
          <table:table-cell table:style-name="ce5" office:value-type="string">
            <text:p>R3</text:p>
          </table:table-cell>
          <table:table-cell table:style-name="ce3" table:number-columns-repeated="3"/>
          <table:table-cell table:number-columns-repeated="240"/>
        </table:table-row>
        <table:table-row table:style-name="ro3">
          <table:table-cell/>
          <table:table-cell table:style-name="ce4" office:value-type="string">
            <text:p>R1.0</text:p>
          </table:table-cell>
          <table:table-cell table:style-name="ce4" office:value-type="string">
            <text:p>R1.1</text:p>
          </table:table-cell>
          <table:table-cell table:style-name="ce4" office:value-type="string">
            <text:p>R1.2</text:p>
          </table:table-cell>
          <table:table-cell table:style-name="ce6" office:value-type="string">
            <text:p>AVG <text:s/>(sec)</text:p>
          </table:table-cell>
          <table:table-cell table:style-name="ce6" office:value-type="string">
            <text:p>AVG (min)</text:p>
          </table:table-cell>
          <table:table-cell table:style-name="ce4" office:value-type="string">
            <text:p>R2.0</text:p>
          </table:table-cell>
          <table:table-cell table:style-name="ce4" office:value-type="string">
            <text:p>R2.1</text:p>
          </table:table-cell>
          <table:table-cell table:style-name="ce4" office:value-type="string">
            <text:p>R2.2</text:p>
          </table:table-cell>
          <table:table-cell table:style-name="ce6" office:value-type="string">
            <text:p>AVG <text:s/>(sec)</text:p>
          </table:table-cell>
          <table:table-cell table:style-name="ce6" office:value-type="string">
            <text:p>AVG (min)</text:p>
          </table:table-cell>
          <table:table-cell table:style-name="ce4" office:value-type="string">
            <text:p>R3.0</text:p>
          </table:table-cell>
          <table:table-cell table:style-name="ce4" office:value-type="string">
            <text:p>R3.1</text:p>
          </table:table-cell>
          <table:table-cell table:style-name="ce4" office:value-type="string">
            <text:p>R3.2</text:p>
          </table:table-cell>
          <table:table-cell table:style-name="ce6" office:value-type="string">
            <text:p>AVG <text:s/>(sec)</text:p>
          </table:table-cell>
          <table:table-cell table:style-name="ce6" office:value-type="string">
            <text:p>AVG (min)</text:p>
          </table:table-cell>
          <table:table-cell table:number-columns-repeated="240"/>
        </table:table-row>
        <table:table-row table:style-name="ro3">
          <table:table-cell office:value-type="string">
            <text:p>FSS</text:p>
          </table:table-cell>
          <table:table-cell office:value-type="float" office:value="12.782">
            <text:p>12.782</text:p>
          </table:table-cell>
          <table:table-cell office:value-type="float" office:value="12.973">
            <text:p>12.973</text:p>
          </table:table-cell>
          <table:table-cell office:value-type="float" office:value="12.723">
            <text:p>12.723</text:p>
          </table:table-cell>
          <table:table-cell table:formula="of:=AVERAGE([.B14:.D14])" office:value-type="float" office:value="12.826">
            <text:p>12.826</text:p>
          </table:table-cell>
          <table:table-cell office:value-type="string">
            <text:p>0m12.83</text:p>
          </table:table-cell>
          <table:table-cell office:value-type="float" office:value="12.472">
            <text:p>12.472</text:p>
          </table:table-cell>
          <table:table-cell office:value-type="float" office:value="12.72">
            <text:p>12.72</text:p>
          </table:table-cell>
          <table:table-cell office:value-type="float" office:value="12.71">
            <text:p>12.71</text:p>
          </table:table-cell>
          <table:table-cell table:formula="of:=AVERAGE([.G14:.I14])" office:value-type="float" office:value="12.634">
            <text:p>12.634</text:p>
          </table:table-cell>
          <table:table-cell office:value-type="string">
            <text:p>0m12.63</text:p>
          </table:table-cell>
          <table:table-cell office:value-type="float" office:value="12.553">
            <text:p>12.553</text:p>
          </table:table-cell>
          <table:table-cell office:value-type="float" office:value="12.585">
            <text:p>12.585</text:p>
          </table:table-cell>
          <table:table-cell office:value-type="float" office:value="13.004">
            <text:p>13.004</text:p>
          </table:table-cell>
          <table:table-cell table:formula="of:=AVERAGE([.L14:.N14])" office:value-type="float" office:value="12.714">
            <text:p>12.714</text:p>
          </table:table-cell>
          <table:table-cell office:value-type="string">
            <text:p>0m12.71</text:p>
          </table:table-cell>
          <table:table-cell table:number-columns-repeated="240"/>
        </table:table-row>
        <table:table-row table:style-name="ro3">
          <table:table-cell office:value-type="string">
            <text:p>SML</text:p>
          </table:table-cell>
          <table:table-cell office:value-type="float" office:value="9.726">
            <text:p>9.726</text:p>
          </table:table-cell>
          <table:table-cell office:value-type="float" office:value="9.66">
            <text:p>9.66</text:p>
          </table:table-cell>
          <table:table-cell office:value-type="float" office:value="9.895">
            <text:p>9.895</text:p>
          </table:table-cell>
          <table:table-cell table:formula="of:=AVERAGE([.B15:.D15])" office:value-type="float" office:value="9.76033333333333">
            <text:p>9.7603333333</text:p>
          </table:table-cell>
          <table:table-cell table:style-name="ce7" office:value-type="string">
            <text:p>0m9.76</text:p>
          </table:table-cell>
          <table:table-cell office:value-type="float" office:value="9.517">
            <text:p>9.517</text:p>
          </table:table-cell>
          <table:table-cell office:value-type="float" office:value="9.577">
            <text:p>9.577</text:p>
          </table:table-cell>
          <table:table-cell office:value-type="float" office:value="9.539">
            <text:p>9.539</text:p>
          </table:table-cell>
          <table:table-cell table:formula="of:=AVERAGE([.G15:.I15])" office:value-type="float" office:value="9.54433333333333">
            <text:p>9.5443333333</text:p>
          </table:table-cell>
          <table:table-cell table:style-name="ce7" office:value-type="string">
            <text:p>0m.9.54</text:p>
          </table:table-cell>
          <table:table-cell office:value-type="float" office:value="9.504">
            <text:p>9.504</text:p>
          </table:table-cell>
          <table:table-cell office:value-type="float" office:value="9.479">
            <text:p>9.479</text:p>
          </table:table-cell>
          <table:table-cell office:value-type="float" office:value="9.455">
            <text:p>9.455</text:p>
          </table:table-cell>
          <table:table-cell table:formula="of:=AVERAGE([.L15:.N15])" office:value-type="float" office:value="9.47933333333333">
            <text:p>9.4793333333</text:p>
          </table:table-cell>
          <table:table-cell table:style-name="ce7" office:value-type="string">
            <text:p>0m9.48</text:p>
          </table:table-cell>
          <table:table-cell table:number-columns-repeated="240"/>
        </table:table-row>
        <table:table-row table:style-name="ro3">
          <table:table-cell office:value-type="string">
            <text:p>SML Par</text:p>
          </table:table-cell>
          <table:table-cell office:value-type="float" office:value="9.406">
            <text:p>9.406</text:p>
          </table:table-cell>
          <table:table-cell office:value-type="float" office:value="9.605">
            <text:p>9.605</text:p>
          </table:table-cell>
          <table:table-cell office:value-type="float" office:value="9.668">
            <text:p>9.668</text:p>
          </table:table-cell>
          <table:table-cell table:formula="of:=AVERAGE([.B16:.D16])" office:value-type="float" office:value="9.55966666666667">
            <text:p>9.5596666667</text:p>
          </table:table-cell>
          <table:table-cell table:style-name="ce7" office:value-type="string">
            <text:p>0m9.56</text:p>
          </table:table-cell>
          <table:table-cell office:value-type="float" office:value="9.448">
            <text:p>9.448</text:p>
          </table:table-cell>
          <table:table-cell office:value-type="float" office:value="9.475">
            <text:p>9.475</text:p>
          </table:table-cell>
          <table:table-cell office:value-type="float" office:value="9.533">
            <text:p>9.533</text:p>
          </table:table-cell>
          <table:table-cell table:formula="of:=AVERAGE([.G16:.I16])" office:value-type="float" office:value="9.48533333333333">
            <text:p>9.4853333333</text:p>
          </table:table-cell>
          <table:table-cell table:style-name="ce7" office:value-type="string">
            <text:p>0m9.48</text:p>
          </table:table-cell>
          <table:table-cell office:value-type="float" office:value="9.664">
            <text:p>9.664</text:p>
          </table:table-cell>
          <table:table-cell office:value-type="float" office:value="9.79">
            <text:p>9.79</text:p>
          </table:table-cell>
          <table:table-cell office:value-type="float" office:value="9.82">
            <text:p>9.82</text:p>
          </table:table-cell>
          <table:table-cell table:formula="of:=AVERAGE([.L16:.N16])" office:value-type="float" office:value="9.758">
            <text:p>9.758</text:p>
          </table:table-cell>
          <table:table-cell table:style-name="ce7" office:value-type="string">
            <text:p>0m9.75</text:p>
          </table:table-cell>
          <table:table-cell table:number-columns-repeated="240"/>
        </table:table-row>
        <table:table-row table:style-name="ro3">
          <table:table-cell office:value-type="string">
            <text:p>GOSIM</text:p>
          </table:table-cell>
          <table:table-cell office:value-type="float" office:value="191.656">
            <text:p>191.656</text:p>
          </table:table-cell>
          <table:table-cell office:value-type="float" office:value="191.925">
            <text:p>191.925</text:p>
          </table:table-cell>
          <table:table-cell office:value-type="float" office:value="190.935">
            <text:p>190.935</text:p>
          </table:table-cell>
          <table:table-cell table:formula="of:=AVERAGE([.B17:.D17])" office:value-type="float" office:value="191.505333333333">
            <text:p>191.5053333333</text:p>
          </table:table-cell>
          <table:table-cell office:value-type="string">
            <text:p>3m21.5</text:p>
          </table:table-cell>
          <table:table-cell office:value-type="float" office:value="188.876">
            <text:p>188.876</text:p>
          </table:table-cell>
          <table:table-cell office:value-type="float" office:value="195.957">
            <text:p>195.957</text:p>
          </table:table-cell>
          <table:table-cell office:value-type="float" office:value="247.245">
            <text:p>247.245</text:p>
          </table:table-cell>
          <table:table-cell table:formula="of:=AVERAGE([.G17:.I17])" office:value-type="float" office:value="210.692666666667">
            <text:p>210.6926666667</text:p>
          </table:table-cell>
          <table:table-cell office:value-type="string">
            <text:p>3m30.69</text:p>
          </table:table-cell>
          <table:table-cell office:value-type="float" office:value="231.177">
            <text:p>231.177</text:p>
          </table:table-cell>
          <table:table-cell office:value-type="float" office:value="198.583">
            <text:p>198.583</text:p>
          </table:table-cell>
          <table:table-cell office:value-type="float" office:value="199.758">
            <text:p>199.758</text:p>
          </table:table-cell>
          <table:table-cell table:formula="of:=AVERAGE([.L17:.N17])" office:value-type="float" office:value="209.839333333333">
            <text:p>209.8393333333</text:p>
          </table:table-cell>
          <table:table-cell office:value-type="string">
            <text:p>3m29.84</text:p>
          </table:table-cell>
          <table:table-cell table:number-columns-repeated="240"/>
        </table:table-row>
        <table:table-row table:style-name="ro3">
          <table:table-cell office:value-type="string">
            <text:p>GOSEMSIM</text:p>
          </table:table-cell>
          <table:table-cell office:value-type="float" office:value="954.698">
            <text:p>954.698</text:p>
          </table:table-cell>
          <table:table-cell office:value-type="float" office:value="980.936">
            <text:p>980.936</text:p>
          </table:table-cell>
          <table:table-cell office:value-type="float" office:value="1008.399">
            <text:p>1008.399</text:p>
          </table:table-cell>
          <table:table-cell table:formula="of:=AVERAGE([.B18:.D18])" office:value-type="float" office:value="981.344333333333">
            <text:p>981.3443333333</text:p>
          </table:table-cell>
          <table:table-cell office:value-type="string">
            <text:p>16m21.34</text:p>
          </table:table-cell>
          <table:table-cell office:value-type="float" office:value="934.594">
            <text:p>934.594</text:p>
          </table:table-cell>
          <table:table-cell office:value-type="float" office:value="923.786">
            <text:p>923.786</text:p>
          </table:table-cell>
          <table:table-cell office:value-type="float" office:value="1011.987">
            <text:p>1011.987</text:p>
          </table:table-cell>
          <table:table-cell table:formula="of:=AVERAGE([.G18:.I18])" office:value-type="float" office:value="956.789">
            <text:p>956.789</text:p>
          </table:table-cell>
          <table:table-cell office:value-type="string">
            <text:p>15m56.79</text:p>
          </table:table-cell>
          <table:table-cell office:value-type="float" office:value="944.414">
            <text:p>944.414</text:p>
          </table:table-cell>
          <table:table-cell office:value-type="float" office:value="902.487">
            <text:p>902.487</text:p>
          </table:table-cell>
          <table:table-cell office:value-type="float" office:value="912.923">
            <text:p>912.923</text:p>
          </table:table-cell>
          <table:table-cell table:formula="of:=AVERAGE([.L18:.N18])" office:value-type="float" office:value="919.941333333333">
            <text:p>919.9413333333</text:p>
          </table:table-cell>
          <table:table-cell office:value-type="string">
            <text:p>15m19.94</text:p>
          </table:table-cell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/>
          <table:table-cell table:style-name="ce2" table:number-columns-repeated="6"/>
          <table:table-cell table:style-name="ce8" office:value-type="string">
            <text:p>1M</text:p>
          </table:table-cell>
          <table:table-cell table:style-name="ce2" table:number-columns-repeated="8"/>
          <table:table-cell table:number-columns-repeated="240"/>
        </table:table-row>
        <table:table-row table:style-name="ro3">
          <table:table-cell/>
          <table:table-cell table:style-name="ce3"/>
          <table:table-cell table:style-name="ce5" office:value-type="string">
            <text:p>R1</text:p>
          </table:table-cell>
          <table:table-cell table:style-name="ce3" table:number-columns-repeated="4"/>
          <table:table-cell table:style-name="ce5" office:value-type="string">
            <text:p>R2</text:p>
          </table:table-cell>
          <table:table-cell table:style-name="ce3" table:number-columns-repeated="4"/>
          <table:table-cell table:style-name="ce5" office:value-type="string">
            <text:p>R3</text:p>
          </table:table-cell>
          <table:table-cell table:style-name="ce3" table:number-columns-repeated="3"/>
          <table:table-cell table:number-columns-repeated="240"/>
        </table:table-row>
        <table:table-row table:style-name="ro3">
          <table:table-cell/>
          <table:table-cell table:style-name="ce4" office:value-type="string">
            <text:p>R1.0</text:p>
          </table:table-cell>
          <table:table-cell table:style-name="ce4" office:value-type="string">
            <text:p>R1.1</text:p>
          </table:table-cell>
          <table:table-cell table:style-name="ce4" office:value-type="string">
            <text:p>R1.2</text:p>
          </table:table-cell>
          <table:table-cell table:style-name="ce6" office:value-type="string">
            <text:p>AVG <text:s/>(sec)</text:p>
          </table:table-cell>
          <table:table-cell table:style-name="ce6" office:value-type="string">
            <text:p>AVG (min)</text:p>
          </table:table-cell>
          <table:table-cell table:style-name="ce4" office:value-type="string">
            <text:p>R2.0</text:p>
          </table:table-cell>
          <table:table-cell table:style-name="ce4" office:value-type="string">
            <text:p>R2.1</text:p>
          </table:table-cell>
          <table:table-cell table:style-name="ce4" office:value-type="string">
            <text:p>R2.2</text:p>
          </table:table-cell>
          <table:table-cell table:style-name="ce6" office:value-type="string">
            <text:p>AVG <text:s/>(sec)</text:p>
          </table:table-cell>
          <table:table-cell table:style-name="ce6" office:value-type="string">
            <text:p>AVG (min)</text:p>
          </table:table-cell>
          <table:table-cell table:style-name="ce4" office:value-type="string">
            <text:p>R3.0</text:p>
          </table:table-cell>
          <table:table-cell table:style-name="ce4" office:value-type="string">
            <text:p>R3.1</text:p>
          </table:table-cell>
          <table:table-cell table:style-name="ce4" office:value-type="string">
            <text:p>R3.2</text:p>
          </table:table-cell>
          <table:table-cell table:style-name="ce6" office:value-type="string">
            <text:p>AVG <text:s/>(sec)</text:p>
          </table:table-cell>
          <table:table-cell table:style-name="ce6" office:value-type="string">
            <text:p>AVG (min)</text:p>
          </table:table-cell>
          <table:table-cell table:number-columns-repeated="240"/>
        </table:table-row>
        <table:table-row table:style-name="ro3">
          <table:table-cell office:value-type="string">
            <text:p>FSS</text:p>
          </table:table-cell>
          <table:table-cell office:value-type="float" office:value="31.68">
            <text:p>31.68</text:p>
          </table:table-cell>
          <table:table-cell office:value-type="float" office:value="31.614">
            <text:p>31.614</text:p>
          </table:table-cell>
          <table:table-cell office:value-type="float" office:value="31.748">
            <text:p>31.748</text:p>
          </table:table-cell>
          <table:table-cell table:formula="of:=AVERAGE([.B24:.D24])" office:value-type="float" office:value="31.6806666666667">
            <text:p>31.6806666667</text:p>
          </table:table-cell>
          <table:table-cell office:value-type="string">
            <text:p>0m31.68</text:p>
          </table:table-cell>
          <table:table-cell office:value-type="float" office:value="31.591">
            <text:p>31.591</text:p>
          </table:table-cell>
          <table:table-cell office:value-type="float" office:value="31.872">
            <text:p>31.872</text:p>
          </table:table-cell>
          <table:table-cell office:value-type="float" office:value="32.297">
            <text:p>32.297</text:p>
          </table:table-cell>
          <table:table-cell table:formula="of:=AVERAGE([.G24:.I24])" office:value-type="float" office:value="31.92">
            <text:p>31.92</text:p>
          </table:table-cell>
          <table:table-cell office:value-type="string">
            <text:p>0m31.92</text:p>
          </table:table-cell>
          <table:table-cell office:value-type="float" office:value="31.538">
            <text:p>31.538</text:p>
          </table:table-cell>
          <table:table-cell office:value-type="float" office:value="31.952">
            <text:p>31.952</text:p>
          </table:table-cell>
          <table:table-cell office:value-type="float" office:value="31.808">
            <text:p>31.808</text:p>
          </table:table-cell>
          <table:table-cell table:formula="of:=AVERAGE([.L24:.N24])" office:value-type="float" office:value="31.766">
            <text:p>31.766</text:p>
          </table:table-cell>
          <table:table-cell office:value-type="string">
            <text:p>0m31.77</text:p>
          </table:table-cell>
          <table:table-cell table:number-columns-repeated="240"/>
        </table:table-row>
        <table:table-row table:style-name="ro3">
          <table:table-cell office:value-type="string">
            <text:p>SML</text:p>
          </table:table-cell>
          <table:table-cell office:value-type="float" office:value="20.156">
            <text:p>20.156</text:p>
          </table:table-cell>
          <table:table-cell office:value-type="float" office:value="19.381">
            <text:p>19.381</text:p>
          </table:table-cell>
          <table:table-cell office:value-type="float" office:value="19.12">
            <text:p>19.12</text:p>
          </table:table-cell>
          <table:table-cell table:formula="of:=AVERAGE([.B25:.D25])" office:value-type="float" office:value="19.5523333333333">
            <text:p>19.5523333333</text:p>
          </table:table-cell>
          <table:table-cell table:style-name="ce7" office:value-type="string">
            <text:p>0m19.55</text:p>
          </table:table-cell>
          <table:table-cell office:value-type="float" office:value="18.819">
            <text:p>18.819</text:p>
          </table:table-cell>
          <table:table-cell office:value-type="float" office:value="19.018">
            <text:p>19.018</text:p>
          </table:table-cell>
          <table:table-cell office:value-type="float" office:value="19.134">
            <text:p>19.134</text:p>
          </table:table-cell>
          <table:table-cell table:style-name="ce7" table:formula="of:=AVERAGE([.G25:.I25])" office:value-type="float" office:value="18.9903333333333">
            <text:p>18.9903333333</text:p>
          </table:table-cell>
          <table:table-cell office:value-type="string">
            <text:p>0m18.99</text:p>
          </table:table-cell>
          <table:table-cell office:value-type="float" office:value="18.873">
            <text:p>18.873</text:p>
          </table:table-cell>
          <table:table-cell office:value-type="float" office:value="18.897">
            <text:p>18.897</text:p>
          </table:table-cell>
          <table:table-cell office:value-type="float" office:value="18.848">
            <text:p>18.848</text:p>
          </table:table-cell>
          <table:table-cell table:formula="of:=AVERAGE([.L25:.N25])" office:value-type="float" office:value="18.8726666666667">
            <text:p>18.8726666667</text:p>
          </table:table-cell>
          <table:table-cell table:style-name="ce7" office:value-type="string">
            <text:p>0m18.87</text:p>
          </table:table-cell>
          <table:table-cell table:number-columns-repeated="240"/>
        </table:table-row>
        <table:table-row table:style-name="ro3">
          <table:table-cell office:value-type="string">
            <text:p>SML Par</text:p>
          </table:table-cell>
          <table:table-cell office:value-type="float" office:value="14.729">
            <text:p>14.729</text:p>
          </table:table-cell>
          <table:table-cell office:value-type="float" office:value="14.435">
            <text:p>14.435</text:p>
          </table:table-cell>
          <table:table-cell office:value-type="float" office:value="14.235">
            <text:p>14.235</text:p>
          </table:table-cell>
          <table:table-cell table:formula="of:=AVERAGE([.B26:.D26])" office:value-type="float" office:value="14.4663333333333">
            <text:p>14.4663333333</text:p>
          </table:table-cell>
          <table:table-cell table:style-name="ce7" office:value-type="string">
            <text:p>0m14.47</text:p>
          </table:table-cell>
          <table:table-cell office:value-type="float" office:value="14.383">
            <text:p>14.383</text:p>
          </table:table-cell>
          <table:table-cell office:value-type="float" office:value="13.988">
            <text:p>13.988</text:p>
          </table:table-cell>
          <table:table-cell office:value-type="float" office:value="14.004">
            <text:p>14.004</text:p>
          </table:table-cell>
          <table:table-cell table:style-name="ce7" table:formula="of:=AVERAGE([.G26:.I26])" office:value-type="float" office:value="14.125">
            <text:p>14.125</text:p>
          </table:table-cell>
          <table:table-cell office:value-type="string">
            <text:p>0m14.15</text:p>
          </table:table-cell>
          <table:table-cell office:value-type="float" office:value="13.929">
            <text:p>13.929</text:p>
          </table:table-cell>
          <table:table-cell office:value-type="float" office:value="13.811">
            <text:p>13.811</text:p>
          </table:table-cell>
          <table:table-cell office:value-type="float" office:value="14.237">
            <text:p>14.237</text:p>
          </table:table-cell>
          <table:table-cell table:formula="of:=AVERAGE([.L26:.N26])" office:value-type="float" office:value="13.9923333333333">
            <text:p>13.9923333333</text:p>
          </table:table-cell>
          <table:table-cell table:style-name="ce7" office:value-type="string">
            <text:p>0m13.99</text:p>
          </table:table-cell>
          <table:table-cell table:number-columns-repeated="240"/>
        </table:table-row>
        <table:table-row table:style-name="ro3">
          <table:table-cell office:value-type="string">
            <text:p>GOSIM</text:p>
          </table:table-cell>
          <table:table-cell table:number-columns-repeated="3" office:value-type="string">
            <text:p>X</text:p>
          </table:table-cell>
          <table:table-cell table:formula="of:=AVERAGE([.B27:.D27])" office:value-type="float" office:value="0">
            <text:p>#DIV/0!</text:p>
          </table:table-cell>
          <table:table-cell/>
          <table:table-cell table:number-columns-repeated="3" office:value-type="string">
            <text:p>X</text:p>
          </table:table-cell>
          <table:table-cell table:formula="of:=AVERAGE([.G27:.I27])" office:value-type="float" office:value="0">
            <text:p>#DIV/0!</text:p>
          </table:table-cell>
          <table:table-cell/>
          <table:table-cell table:number-columns-repeated="3" office:value-type="string">
            <text:p>X</text:p>
          </table:table-cell>
          <table:table-cell table:formula="of:=AVERAGE([.L27:.N27])" office:value-type="float" office:value="0">
            <text:p>#DIV/0!</text:p>
          </table:table-cell>
          <table:table-cell table:number-columns-repeated="241"/>
        </table:table-row>
        <table:table-row table:style-name="ro3">
          <table:table-cell office:value-type="string">
            <text:p>GOSEMSIM</text:p>
          </table:table-cell>
          <table:table-cell table:number-columns-repeated="3" office:value-type="string">
            <text:p>X</text:p>
          </table:table-cell>
          <table:table-cell table:formula="of:=AVERAGE([.B28:.D28])" office:value-type="float" office:value="0">
            <text:p>#DIV/0!</text:p>
          </table:table-cell>
          <table:table-cell/>
          <table:table-cell table:number-columns-repeated="3" office:value-type="string">
            <text:p>X</text:p>
          </table:table-cell>
          <table:table-cell table:formula="of:=AVERAGE([.G28:.I28])" office:value-type="float" office:value="0">
            <text:p>#DIV/0!</text:p>
          </table:table-cell>
          <table:table-cell/>
          <table:table-cell table:number-columns-repeated="3" office:value-type="string">
            <text:p>X</text:p>
          </table:table-cell>
          <table:table-cell table:formula="of:=AVERAGE([.L28:.N28])" office:value-type="float" office:value="0">
            <text:p>#DIV/0!</text:p>
          </table:table-cell>
          <table:table-cell table:number-columns-repeated="241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/>
          <table:table-cell table:style-name="ce2" table:number-columns-repeated="6"/>
          <table:table-cell table:style-name="ce8" office:value-type="string">
            <text:p>100M</text:p>
          </table:table-cell>
          <table:table-cell table:style-name="ce2" table:number-columns-repeated="8"/>
          <table:table-cell table:number-columns-repeated="240"/>
        </table:table-row>
        <table:table-row table:style-name="ro3">
          <table:table-cell/>
          <table:table-cell table:style-name="ce3"/>
          <table:table-cell table:style-name="ce5" office:value-type="string">
            <text:p>R1</text:p>
          </table:table-cell>
          <table:table-cell table:style-name="ce3" table:number-columns-repeated="4"/>
          <table:table-cell table:style-name="ce5" office:value-type="string">
            <text:p>R2</text:p>
          </table:table-cell>
          <table:table-cell table:style-name="ce3" table:number-columns-repeated="4"/>
          <table:table-cell table:style-name="ce5" office:value-type="string">
            <text:p>R3</text:p>
          </table:table-cell>
          <table:table-cell table:style-name="ce3" table:number-columns-repeated="3"/>
          <table:table-cell table:number-columns-repeated="240"/>
        </table:table-row>
        <table:table-row table:style-name="ro3">
          <table:table-cell/>
          <table:table-cell table:style-name="ce4" office:value-type="string">
            <text:p>R1.0</text:p>
          </table:table-cell>
          <table:table-cell table:style-name="ce4" office:value-type="string">
            <text:p>R1.1</text:p>
          </table:table-cell>
          <table:table-cell table:style-name="ce4" office:value-type="string">
            <text:p>R1.2</text:p>
          </table:table-cell>
          <table:table-cell table:style-name="ce6" office:value-type="string">
            <text:p>AVG <text:s/>(sec)</text:p>
          </table:table-cell>
          <table:table-cell table:style-name="ce6" office:value-type="string">
            <text:p>AVG (min)</text:p>
          </table:table-cell>
          <table:table-cell table:style-name="ce4" office:value-type="string">
            <text:p>R2.0</text:p>
          </table:table-cell>
          <table:table-cell table:style-name="ce4" office:value-type="string">
            <text:p>R2.1</text:p>
          </table:table-cell>
          <table:table-cell table:style-name="ce4" office:value-type="string">
            <text:p>R2.2</text:p>
          </table:table-cell>
          <table:table-cell table:style-name="ce6" office:value-type="string">
            <text:p>AVG <text:s/>(sec)</text:p>
          </table:table-cell>
          <table:table-cell table:style-name="ce6" office:value-type="string">
            <text:p>AVG (min)</text:p>
          </table:table-cell>
          <table:table-cell table:style-name="ce4" office:value-type="string">
            <text:p>R3.0</text:p>
          </table:table-cell>
          <table:table-cell table:style-name="ce4" office:value-type="string">
            <text:p>R3.1</text:p>
          </table:table-cell>
          <table:table-cell table:style-name="ce4" office:value-type="string">
            <text:p>R3.2</text:p>
          </table:table-cell>
          <table:table-cell table:style-name="ce6" office:value-type="string">
            <text:p>AVG <text:s/>(sec)</text:p>
          </table:table-cell>
          <table:table-cell table:style-name="ce6" office:value-type="string">
            <text:p>AVG (min)</text:p>
          </table:table-cell>
          <table:table-cell table:number-columns-repeated="240"/>
        </table:table-row>
        <table:table-row table:style-name="ro3">
          <table:table-cell office:value-type="string">
            <text:p>FSS</text:p>
          </table:table-cell>
          <table:table-cell office:value-type="string">
            <text:p>&gt; 6Go mem</text:p>
          </table:table-cell>
          <table:table-cell office:value-type="string">
            <text:p>&gt; 6Go mem</text:p>
          </table:table-cell>
          <table:table-cell office:value-type="string">
            <text:p>&gt; 6Go mem</text:p>
          </table:table-cell>
          <table:table-cell table:formula="of:=AVERAGE([.B34:.D34])" office:value-type="float" office:value="0">
            <text:p>#DIV/0!</text:p>
          </table:table-cell>
          <table:table-cell/>
          <table:table-cell office:value-type="string">
            <text:p>&gt; 6Go mem</text:p>
          </table:table-cell>
          <table:table-cell office:value-type="string">
            <text:p>&gt; 6Go mem</text:p>
          </table:table-cell>
          <table:table-cell office:value-type="string">
            <text:p>&gt; 6Go mem</text:p>
          </table:table-cell>
          <table:table-cell table:formula="of:=AVERAGE([.G34:.I34])" office:value-type="float" office:value="0">
            <text:p>#DIV/0!</text:p>
          </table:table-cell>
          <table:table-cell/>
          <table:table-cell office:value-type="string">
            <text:p>&gt; 6Go mem</text:p>
          </table:table-cell>
          <table:table-cell office:value-type="string">
            <text:p>&gt; 6Go mem</text:p>
          </table:table-cell>
          <table:table-cell office:value-type="string">
            <text:p>&gt; 6Go mem</text:p>
          </table:table-cell>
          <table:table-cell table:formula="of:=AVERAGE([.L34:.N34])" office:value-type="float" office:value="0">
            <text:p>#DIV/0!</text:p>
          </table:table-cell>
          <table:table-cell table:number-columns-repeated="241"/>
        </table:table-row>
        <table:table-row table:style-name="ro3">
          <table:table-cell office:value-type="string">
            <text:p>SML</text:p>
          </table:table-cell>
          <table:table-cell office:value-type="float" office:value="1062.655">
            <text:p>1062.655</text:p>
          </table:table-cell>
          <table:table-cell office:value-type="float" office:value="938.882">
            <text:p>938.882</text:p>
          </table:table-cell>
          <table:table-cell office:value-type="float" office:value="969.199">
            <text:p>969.199</text:p>
          </table:table-cell>
          <table:table-cell table:formula="of:=AVERAGE([.B35:.D35])" office:value-type="float" office:value="990.245333333333">
            <text:p>990.2453333333</text:p>
          </table:table-cell>
          <table:table-cell office:value-type="string">
            <text:p>16m30.245</text:p>
          </table:table-cell>
          <table:table-cell office:value-type="float" office:value="996.711">
            <text:p>996.711</text:p>
          </table:table-cell>
          <table:table-cell office:value-type="float" office:value="1006.364">
            <text:p>1006.364</text:p>
          </table:table-cell>
          <table:table-cell office:value-type="float" office:value="945.168">
            <text:p>945.168</text:p>
          </table:table-cell>
          <table:table-cell table:formula="of:=AVERAGE([.G35:.I35])" office:value-type="float" office:value="982.747666666667">
            <text:p>982.7476666667</text:p>
          </table:table-cell>
          <table:table-cell office:value-type="string">
            <text:p>16m22.75</text:p>
          </table:table-cell>
          <table:table-cell office:value-type="float" office:value="1037.985">
            <text:p>1037.985</text:p>
          </table:table-cell>
          <table:table-cell office:value-type="float" office:value="964.299">
            <text:p>964.299</text:p>
          </table:table-cell>
          <table:table-cell office:value-type="float" office:value="962.626">
            <text:p>962.626</text:p>
          </table:table-cell>
          <table:table-cell table:formula="of:=AVERAGE([.L35:.N35])" office:value-type="float" office:value="988.303333333333">
            <text:p>988.3033333333</text:p>
          </table:table-cell>
          <table:table-cell office:value-type="string">
            <text:p>16m28.30</text:p>
          </table:table-cell>
          <table:table-cell table:number-columns-repeated="240"/>
        </table:table-row>
        <table:table-row table:style-name="ro3">
          <table:table-cell office:value-type="string">
            <text:p>SML Par</text:p>
          </table:table-cell>
          <table:table-cell office:value-type="float" office:value="535.687">
            <text:p>535.687</text:p>
          </table:table-cell>
          <table:table-cell office:value-type="float" office:value="572.954">
            <text:p>572.954</text:p>
          </table:table-cell>
          <table:table-cell office:value-type="float" office:value="506.227">
            <text:p>506.227</text:p>
          </table:table-cell>
          <table:table-cell table:formula="of:=AVERAGE([.B36:.D36])" office:value-type="float" office:value="538.289333333333">
            <text:p>538.2893333333</text:p>
          </table:table-cell>
          <table:table-cell table:style-name="ce7" office:value-type="string">
            <text:p>8m58.29</text:p>
          </table:table-cell>
          <table:table-cell office:value-type="float" office:value="546.068">
            <text:p>546.068</text:p>
          </table:table-cell>
          <table:table-cell office:value-type="float" office:value="494.202">
            <text:p>494.202</text:p>
          </table:table-cell>
          <table:table-cell office:value-type="float" office:value="560.401">
            <text:p>560.401</text:p>
          </table:table-cell>
          <table:table-cell table:formula="of:=AVERAGE([.G36:.I36])" office:value-type="float" office:value="533.557">
            <text:p>533.557</text:p>
          </table:table-cell>
          <table:table-cell table:style-name="ce7" office:value-type="string">
            <text:p>8m53.56</text:p>
          </table:table-cell>
          <table:table-cell office:value-type="float" office:value="536.749">
            <text:p>536.749</text:p>
          </table:table-cell>
          <table:table-cell office:value-type="float" office:value="583.882">
            <text:p>583.882</text:p>
          </table:table-cell>
          <table:table-cell office:value-type="float" office:value="511.973">
            <text:p>511.973</text:p>
          </table:table-cell>
          <table:table-cell table:formula="of:=AVERAGE([.L36:.N36])" office:value-type="float" office:value="544.201333333333">
            <text:p>544.2013333333</text:p>
          </table:table-cell>
          <table:table-cell office:value-type="string">
            <text:p>9m4.20</text:p>
          </table:table-cell>
          <table:table-cell table:number-columns-repeated="240"/>
        </table:table-row>
        <table:table-row table:style-name="ro3">
          <table:table-cell office:value-type="string">
            <text:p>GOSIM</text:p>
          </table:table-cell>
          <table:table-cell table:number-columns-repeated="3" office:value-type="string">
            <text:p>X</text:p>
          </table:table-cell>
          <table:table-cell table:formula="of:=AVERAGE([.B37:.D37])" office:value-type="float" office:value="0">
            <text:p>#DIV/0!</text:p>
          </table:table-cell>
          <table:table-cell/>
          <table:table-cell table:number-columns-repeated="3" office:value-type="string">
            <text:p>X</text:p>
          </table:table-cell>
          <table:table-cell table:formula="of:=AVERAGE([.G37:.I37])" office:value-type="float" office:value="0">
            <text:p>#DIV/0!</text:p>
          </table:table-cell>
          <table:table-cell/>
          <table:table-cell table:number-columns-repeated="3" office:value-type="string">
            <text:p>X</text:p>
          </table:table-cell>
          <table:table-cell table:formula="of:=AVERAGE([.L37:.N37])" office:value-type="float" office:value="0">
            <text:p>#DIV/0!</text:p>
          </table:table-cell>
          <table:table-cell table:number-columns-repeated="241"/>
        </table:table-row>
        <table:table-row table:style-name="ro3">
          <table:table-cell office:value-type="string">
            <text:p>GOSEMSIM</text:p>
          </table:table-cell>
          <table:table-cell table:number-columns-repeated="3" office:value-type="string">
            <text:p>X</text:p>
          </table:table-cell>
          <table:table-cell table:formula="of:=AVERAGE([.B38:.D38])" office:value-type="float" office:value="0">
            <text:p>#DIV/0!</text:p>
          </table:table-cell>
          <table:table-cell/>
          <table:table-cell table:number-columns-repeated="3" office:value-type="string">
            <text:p>X</text:p>
          </table:table-cell>
          <table:table-cell table:formula="of:=AVERAGE([.G38:.I38])" office:value-type="float" office:value="0">
            <text:p>#DIV/0!</text:p>
          </table:table-cell>
          <table:table-cell/>
          <table:table-cell table:number-columns-repeated="3" office:value-type="string">
            <text:p>X</text:p>
          </table:table-cell>
          <table:table-cell table:formula="of:=AVERAGE([.L38:.N38])" office:value-type="float" office:value="0">
            <text:p>#DIV/0!</text:p>
          </table:table-cell>
          <table:table-cell table:number-columns-repeated="241"/>
        </table:table-row>
        <table:table-row table:style-name="ro3">
          <table:table-cell table:number-columns-repeated="256"/>
        </table:table-row>
        <table:table-row table:style-name="ro3" table:number-rows-repeated="4">
          <table:table-cell table:style-name="Default" table:number-columns-repeated="16"/>
          <table:table-cell table:number-columns-repeated="240"/>
        </table:table-row>
        <table:table-row table:style-name="ro3" table:number-rows-repeated="61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1" meta:object-count="0"/>
    <meta:generator>LibreOffice/3.5$Linux_X86_64 LibreOffice_project/350m1$Build-2</meta:generator>
  </office:meta>
</office:document-meta>
</file>